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1.3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SCP unit</text:p>
          </table:table-cell>
          <table:table-cell office:value-type="string" calcext:value-type="string">
            <text:p>Units not in SCP</text:p>
          </table:table-cell>
          <table:table-cell office:value-type="string" calcext:value-type="string">
            <text:p>Woodley</text:p>
          </table:table-cell>
          <table:table-cell office:value-type="string" calcext:value-type="string">
            <text:p>Bmad alias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BPM in BC2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string" calcext:value-type="string">
            <text:p>M11E</text:p>
          </table:table-cell>
          <table:table-cell/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/>
          <table:table-cell office:value-type="string" calcext:value-type="string">
            <text:p>M1FF</text:p>
          </table:table-cell>
          <table:table-cell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/>
          <table:table-cell office:value-type="string" calcext:value-type="string">
            <text:p>M2FF</text:p>
          </table:table-cell>
          <table:table-cell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/>
          <table:table-cell office:value-type="string" calcext:value-type="string">
            <text:p>M3FF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Yes, they are out of order in SCP</text:p>
          </table:table-cell>
          <table:table-cell office:value-type="float" office:value="3120" calcext:value-type="float">
            <text:p>3120</text:p>
          </table:table-cell>
          <table:table-cell/>
          <table:table-cell office:value-type="string" calcext:value-type="string">
            <text:p>M4FF</text:p>
          </table:table-cell>
          <table:table-cell/>
        </table:table-row>
        <table:table-row table:style-name="ro1">
          <table:covered-table-cell/>
          <table:table-cell office:value-type="float" office:value="3167" calcext:value-type="float">
            <text:p>3167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covered-table-cell/>
          <table:table-cell office:value-type="float" office:value="3156" calcext:value-type="float">
            <text:p>3156</text:p>
          </table:table-cell>
          <table:table-cell/>
          <table:table-cell office:value-type="string" calcext:value-type="string">
            <text:p>M5FF</text:p>
          </table:table-cell>
          <table:table-cell/>
        </table:table-row>
        <table:table-row table:style-name="ro1">
          <table:covered-table-cell/>
          <table:table-cell office:value-type="float" office:value="3187" calcext:value-type="float">
            <text:p>3187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18" calcext:value-type="float">
            <text:p>3218</text:p>
          </table:table-cell>
          <table:table-cell table:number-columns-repeated="2" office:value-type="string" calcext:value-type="string">
            <text:p>M0EX</text:p>
          </table:table-cell>
        </table:table-row>
        <table:table-row table:style-name="ro1">
          <table:table-cell/>
          <table:table-cell office:value-type="float" office:value="3265" calcext:value-type="float">
            <text:p>3265</text:p>
          </table:table-cell>
          <table:table-cell/>
          <table:table-cell office:value-type="string" calcext:value-type="string">
            <text:p>M1EX</text:p>
          </table:table-cell>
          <table:table-cell/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/>
          <table:table-cell office:value-type="string" calcext:value-type="string">
            <text:p>M2EX</text:p>
          </table:table-cell>
          <table:table-cell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/>
          <table:table-cell office:value-type="string" calcext:value-type="string">
            <text:p>M3E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4:38:56.381183495</meta:creation-date>
    <dc:date>2025-01-23T12:47:46.496439958</dc:date>
    <meta:editing-duration>PT21H47M3S</meta:editing-duration>
    <meta:editing-cycles>5</meta:editing-cycles>
    <meta:generator>LibreOffice/24.8.3.2$MacOSX_AARCH64 LibreOffice_project/48a6bac9e7e268aeb4c3483fcf825c94556d9f92</meta:generator>
    <meta:document-statistic meta:table-count="1" meta:cell-count="42" meta:object-count="0"/>
  </office:meta>
</office:document-meta>
</file>